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2" table:style-name="ta1">
        <table:shapes>
          <draw:frame draw:z-index="0" draw:style-name="gr1" draw:text-style-name="P1" svg:width="6.2988in" svg:height="3.5429in" svg:x="4.426in" svg:y="0.9665in">
            <draw:object draw:notify-on-update-of-ranges="Sheet2.C2:Sheet2.C8 Sheet2.A1:Sheet2.A1 Sheet2.A2:Sheet2.A8 Sheet2.B1:Sheet2.B1 Sheet2.B2:Sheet2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plementacion</text:p>
          </table:table-cell>
          <table:table-cell office:value-type="string" calcext:value-type="string">
            <text:p>Weka</text:p>
          </table:table-cell>
          <table:table-cell/>
        </table:table-row>
        <table:table-row table:style-name="ro1">
          <table:table-cell office:value-type="float" office:value="90.8450704225352" calcext:value-type="float">
            <text:p>90.8450704225</text:p>
          </table:table-cell>
          <table:table-cell office:value-type="float" office:value="96.8366" calcext:value-type="float">
            <text:p>96.8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.9453262786596" calcext:value-type="float">
            <text:p>92.9453262787</text:p>
          </table:table-cell>
          <table:table-cell office:value-type="float" office:value="97.3638" calcext:value-type="float">
            <text:p>97.36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.9577464788732" calcext:value-type="float">
            <text:p>92.9577464789</text:p>
          </table:table-cell>
          <table:table-cell office:value-type="float" office:value="97.188" calcext:value-type="float">
            <text:p>97.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.0265486725664" calcext:value-type="float">
            <text:p>89.0265486726</text:p>
          </table:table-cell>
          <table:table-cell office:value-type="float" office:value="96.8366" calcext:value-type="float">
            <text:p>96.8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.1843971631206" calcext:value-type="float">
            <text:p>89.1843971631</text:p>
          </table:table-cell>
          <table:table-cell office:value-type="float" office:value="97.188" calcext:value-type="float">
            <text:p>97.1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.2433862433862" calcext:value-type="float">
            <text:p>86.2433862434</text:p>
          </table:table-cell>
          <table:table-cell office:value-type="float" office:value="98.0668" calcext:value-type="float">
            <text:p>98.06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.7253521126761" calcext:value-type="float">
            <text:p>91.7253521127</text:p>
          </table:table-cell>
          <table:table-cell office:value-type="float" office:value="97.188" calcext:value-type="float">
            <text:p>97.188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4.426in" svg:y="0.9665in">
            <draw:object draw:notify-on-update-of-ranges="Sheet3.C2:Sheet3.C10 Sheet3.A1:Sheet3.A1 Sheet3.A2:Sheet3.A10 Sheet3.B1:Sheet3.B1 Sheet3.B2:Sheet3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mplementation</text:p>
          </table:table-cell>
          <table:table-cell office:value-type="string" calcext:value-type="string">
            <text:p>Weka</text:p>
          </table:table-cell>
          <table:table-cell table:style-name="Default"/>
        </table:table-row>
        <table:table-row table:style-name="ro1">
          <table:table-cell office:value-type="float" office:value="88.1091617933723" calcext:value-type="float">
            <text:p>88.1091617934</text:p>
          </table:table-cell>
          <table:table-cell office:value-type="float" office:value="96.29" calcext:value-type="float">
            <text:p>96.29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87.0614035087719" calcext:value-type="float">
            <text:p>87.0614035088</text:p>
          </table:table-cell>
          <table:table-cell office:value-type="float" office:value="97.36" calcext:value-type="float">
            <text:p>97.36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3.2330827067669" calcext:value-type="float">
            <text:p>93.2330827068</text:p>
          </table:table-cell>
          <table:table-cell office:value-type="float" office:value="97.74" calcext:value-type="float">
            <text:p>97.74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0.9356725146199" calcext:value-type="float">
            <text:p>90.9356725146</text:p>
          </table:table-cell>
          <table:table-cell office:value-type="float" office:value="97.65" calcext:value-type="float">
            <text:p>97.65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2.280701754386" calcext:value-type="float">
            <text:p>92.2807017544</text:p>
          </table:table-cell>
          <table:table-cell office:value-type="float" office:value="98.59" calcext:value-type="float">
            <text:p>98.59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4.2982456140351" calcext:value-type="float">
            <text:p>94.298245614</text:p>
          </table:table-cell>
          <table:table-cell office:value-type="float" office:value="97.81" calcext:value-type="float">
            <text:p>97.81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4.7368421052632" calcext:value-type="float">
            <text:p>94.7368421053</text:p>
          </table:table-cell>
          <table:table-cell office:value-type="float" office:value="98.25" calcext:value-type="float">
            <text:p>98.25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2.1052631578947" calcext:value-type="float">
            <text:p>92.1052631579</text:p>
          </table:table-cell>
          <table:table-cell office:value-type="float" office:value="98.25" calcext:value-type="float">
            <text:p>98.25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87.719298245614" calcext:value-type="float">
            <text:p>87.7192982456</text:p>
          </table:table-cell>
          <table:table-cell office:value-type="float" office:value="98.25" calcext:value-type="float">
            <text:p>98.25</text:p>
          </table:table-cell>
          <table:table-cell office:value-type="percentage" office:value="0.9" calcext:value-type="percentage">
            <text:p>9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/00/0000</text:date>, <text:time style:data-style-name="N2" text:time-value="18:01:23.213053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8T17:39:51.537978984</meta:creation-date>
    <dc:date>2014-10-18T18:07:22.749963001</dc:date>
    <meta:editing-duration>PT4M32S</meta:editing-duration>
    <meta:editing-cycles>2</meta:editing-cycles>
    <meta:generator>LibreOffice/4.2.5.2$Linux_x86 LibreOffice_project/420m0$Build-2</meta:generator>
    <meta:document-statistic meta:table-count="2" meta:cell-count="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29cm" svg:y="0.315cm" chart:style-name="ch2">
          <text:p>Resultados para el conjunto Wdbc</text:p>
        </chart:title>
        <chart:subtitle svg:x="4.382cm" svg:y="1.296cm" chart:style-name="ch3">
          <text:p>Regresión Logística y Validación Cruzada</text:p>
        </chart:subtitle>
        <chart:legend chart:legend-position="end" svg:x="12.835cm" svg:y="3.956cm" style:legend-expansion="high" chart:style-name="ch4"/>
        <chart:plot-area chart:style-name="ch5" table:cell-range-address="Sheet2.B2:Sheet2.C8 Sheet2.A1:Sheet2.A8 Sheet2.B1:Sheet2.B1" chart:data-source-has-labels="both" svg:x="1.328cm" svg:y="2.335cm" svg:width="10.868cm" svg:height="5.507cm">
          <chartooo:coordinate-region svg:x="2.129cm" svg:y="2.533cm" svg:width="10.067cm" svg:height="4.666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Sheet2.C2:Sheet2.C8"/>
          </chart:axis>
          <chart:axis chart:dimension="y" chart:name="primary-y" chart:style-name="ch8">
            <chart:title svg:x="0.451cm" svg:y="5.787cm" chart:style-name="ch9">
              <text:p>%Acierto</text:p>
            </chart:title>
            <chart:grid chart:style-name="ch10" chart:class="major"/>
          </chart:axis>
          <chart:series chart:style-name="ch11" chart:values-cell-range-address="Sheet2.A2:Sheet2.A8" chart:label-cell-address="Sheet2.A1:Sheet2.A1" chart:class="chart:bar">
            <chart:data-point chart:repeated="7"/>
          </chart:series>
          <chart:series chart:style-name="ch12" chart:values-cell-range-address="Sheet2.B2:Sheet2.B8" chart:label-cell-address="Sheet2.B1:Sheet2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  <draw:g>
                  <svg:desc>Sheet2.A1:Sheet2.A1</svg:desc>
                </draw:g>
              </table:table-cell>
              <table:table-cell office:value-type="string">
                <text:p>Weka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2.C2:Sheet2.C8</svg:desc>
                </draw:g>
              </table:table-cell>
              <table:table-cell office:value-type="float" office:value="90.8450704225352">
                <text:p>90.8450704225352</text:p>
                <draw:g>
                  <svg:desc>Sheet2.A2:Sheet2.A8</svg:desc>
                </draw:g>
              </table:table-cell>
              <table:table-cell office:value-type="float" office:value="96.8366">
                <text:p>96.8366</text:p>
                <draw:g>
                  <svg:desc>Sheet2.B2:Sheet2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2.9453262786596">
                <text:p>92.9453262786596</text:p>
              </table:table-cell>
              <table:table-cell office:value-type="float" office:value="97.3638">
                <text:p>97.363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2.9577464788732">
                <text:p>92.9577464788732</text:p>
              </table:table-cell>
              <table:table-cell office:value-type="float" office:value="97.188">
                <text:p>97.1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9.0265486725664">
                <text:p>89.0265486725664</text:p>
              </table:table-cell>
              <table:table-cell office:value-type="float" office:value="96.8366">
                <text:p>96.83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9.1843971631206">
                <text:p>89.1843971631206</text:p>
              </table:table-cell>
              <table:table-cell office:value-type="float" office:value="97.188">
                <text:p>97.1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6.2433862433862">
                <text:p>86.2433862433862</text:p>
              </table:table-cell>
              <table:table-cell office:value-type="float" office:value="98.0668">
                <text:p>98.06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1.7253521126761">
                <text:p>91.7253521126761</text:p>
              </table:table-cell>
              <table:table-cell office:value-type="float" office:value="97.188">
                <text:p>97.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29cm" svg:y="0.315cm" chart:style-name="ch2">
          <text:p>Resultados para el conjunto Wdbc</text:p>
        </chart:title>
        <chart:subtitle svg:x="4.369cm" svg:y="1.296cm" chart:style-name="ch3">
          <text:p>Regresión Logística y División Porcentual</text:p>
        </chart:subtitle>
        <chart:legend chart:legend-position="end" svg:x="12.913cm" svg:y="3.956cm" style:legend-expansion="high" chart:style-name="ch4"/>
        <chart:plot-area chart:style-name="ch5" table:cell-range-address="Sheet3.B2:Sheet3.C10 Sheet3.A1:Sheet3.A10 Sheet3.B1:Sheet3.B1" chart:data-source-has-labels="both" svg:x="1.328cm" svg:y="2.335cm" svg:width="10.946cm" svg:height="5.507cm">
          <chartooo:coordinate-region svg:x="2.129cm" svg:y="2.533cm" svg:width="10.11cm" svg:height="4.272cm"/>
          <chart:axis chart:dimension="x" chart:name="primary-x" chart:style-name="ch6" chartooo:axis-type="auto">
            <chartooo:date-scale/>
            <chart:title svg:x="5.945cm" svg:y="8.023cm" chart:style-name="ch7">
              <text:p>Particiones</text:p>
            </chart:title>
            <chart:categories table:cell-range-address="Sheet3.C2:Sheet3.C10"/>
          </chart:axis>
          <chart:axis chart:dimension="y" chart:name="primary-y" chart:style-name="ch8">
            <chart:title svg:x="0.451cm" svg:y="5.787cm" chart:style-name="ch9">
              <text:p>%Acierto</text:p>
            </chart:title>
            <chart:grid chart:style-name="ch10" chart:class="major"/>
          </chart:axis>
          <chart:series chart:style-name="ch11" chart:values-cell-range-address="Sheet3.A2:Sheet3.A10" chart:label-cell-address="Sheet3.A1:Sheet3.A1" chart:class="chart:bar">
            <chart:data-point chart:repeated="9"/>
          </chart:series>
          <chart:series chart:style-name="ch12" chart:values-cell-range-address="Sheet3.B2:Sheet3.B10" chart:label-cell-address="Sheet3.B1:Sheet3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tion</text:p>
                <draw:g>
                  <svg:desc>Sheet3.A1:Sheet3.A1</svg:desc>
                </draw:g>
              </table:table-cell>
              <table:table-cell office:value-type="string">
                <text:p>Weka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3.C2:Sheet3.C10</svg:desc>
                </draw:g>
              </table:table-cell>
              <table:table-cell office:value-type="float" office:value="88.1091617933723">
                <text:p>88.1091617933723</text:p>
                <draw:g>
                  <svg:desc>Sheet3.A2:Sheet3.A10</svg:desc>
                </draw:g>
              </table:table-cell>
              <table:table-cell office:value-type="float" office:value="96.29">
                <text:p>96.29</text:p>
                <draw:g>
                  <svg:desc>Sheet3.B2:Sheet3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87.0614035087719">
                <text:p>87.0614035087719</text:p>
              </table:table-cell>
              <table:table-cell office:value-type="float" office:value="97.36">
                <text:p>97.3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97.74">
                <text:p>97.7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0.9356725146199">
                <text:p>90.9356725146199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2.280701754386">
                <text:p>92.280701754386</text:p>
              </table:table-cell>
              <table:table-cell office:value-type="float" office:value="98.59">
                <text:p>98.5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4.2982456140351">
                <text:p>94.2982456140351</text:p>
              </table:table-cell>
              <table:table-cell office:value-type="float" office:value="97.81">
                <text:p>97.8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4.7368421052632">
                <text:p>94.7368421052632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2.1052631578947">
                <text:p>92.1052631578947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87.719298245614">
                <text:p>87.719298245614</text:p>
              </table:table-cell>
              <table:table-cell office:value-type="float" office:value="98.25">
                <text:p>98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